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NameTests.andNameWhenPart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NameTests.andNameReturns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NameTests.hashCodeAnd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NameTests.andPartsWhenPart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NameTests.andPartsReturns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NameTests.ofWhenPart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NameTests.ofReturns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